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91500" calcext:value-type="float">
            <text:p>91500</text:p>
          </table:table-cell>
          <table:table-cell/>
          <table:table-cell table:formula="of:=[.M5]+60000" office:value-type="float" office:value="190000" calcext:value-type="float">
            <text:p>190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)" office:value-type="float" office:value="130000" calcext:value-type="float">
            <text:p>130000</text:p>
          </table:table-cell>
          <table:table-cell/>
          <table:table-cell table:style-name="ce15" table:formula="of:=[.K31]-[.O4]" office:value-type="float" office:value="20600" calcext:value-type="float">
            <text:p>206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38500" calcext:value-type="float">
            <text:p>38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5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table:number-columns-repeated="5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)" office:value-type="float" office:value="764.389233954451" calcext:value-type="float">
            <text:p>764.389233954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1834.7826086956" calcext:value-type="float">
            <text:p>41834.7826086956</text:p>
          </table:table-cell>
          <table:table-cell table:style-name="ce29" office:value-type="float" office:value="20600" calcext:value-type="float">
            <text:p>20600</text:p>
          </table:table-cell>
          <table:table-cell/>
          <table:table-cell table:formula="of:=SUM([.K4:.K30])" office:value-type="float" office:value="210600" calcext:value-type="float">
            <text:p>210600</text:p>
          </table:table-cell>
          <table:table-cell table:number-columns-repeated="4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4:27:06.734785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19T14:30:58.187229974</dc:date>
    <meta:editing-duration>P9DT8H15M18S</meta:editing-duration>
    <meta:editing-cycles>2954</meta:editing-cycles>
    <meta:generator>LibreOffice/4.2.8.2$Linux_X86_64 LibreOffice_project/420m0$Build-2</meta:generator>
    <meta:document-statistic meta:table-count="17" meta:cell-count="7925" meta:object-count="0"/>
  </office:meta>
</office:document-meta>
</file>